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1c68e42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paragraph-rsid="01c68e42" style:font-size-asian="11pt" style:font-size-complex="11pt"/>
    </style:style>
    <style:style style:name="P4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23c6ef8" style:font-size-asian="11pt" style:font-size-complex="11pt"/>
    </style:style>
    <style:style style:name="P5" style:family="paragraph" style:parent-style-name="Standard">
      <style:paragraph-properties fo:text-align="start" style:justify-single-word="false">
        <style:tab-stops>
          <style:tab-stop style:position="1.002cm"/>
        </style:tab-stops>
      </style:paragraph-properties>
      <style:text-properties style:font-name="EB Garamond 12" fo:font-size="11pt" fo:language="en" fo:country="US" officeooo:rsid="0063a409" officeooo:paragraph-rsid="023c6ef8" style:font-size-asian="11pt" style:font-size-complex="11pt"/>
    </style:style>
    <style:style style:name="P6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1c68e42" style:font-size-asian="11pt" style:font-style-asian="italic" style:font-size-complex="11pt" style:font-style-complex="italic"/>
    </style:style>
    <style:style style:name="P7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8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9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1d081cb" style:font-size-asian="9.60000038146973pt" style:font-style-asian="normal" style:font-size-complex="11pt" style:font-style-complex="normal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23e5720" officeooo:paragraph-rsid="023e5720" style:font-size-asian="9.60000038146973pt" style:font-style-asian="normal" style:font-size-complex="11pt" style:font-style-complex="normal"/>
    </style:style>
    <style:style style:name="P13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23e5720" officeooo:paragraph-rsid="023e5720" style:font-size-asian="11pt" style:font-style-asian="normal" style:font-size-complex="11pt" style:font-style-complex="normal"/>
    </style:style>
    <style:style style:name="P14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24060e0" officeooo:paragraph-rsid="024060e0" style:font-size-asian="11pt" style:font-style-asian="normal" style:font-size-complex="11pt" style:font-style-complex="normal"/>
    </style:style>
    <style:style style:name="P15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2423c44" officeooo:paragraph-rsid="02423c44" style:font-size-asian="11pt" style:font-style-asian="normal" style:font-size-complex="11pt" style:font-style-complex="normal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7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18" style:family="paragraph" style:parent-style-name="Standard">
      <style:paragraph-properties fo:text-align="center" style:justify-single-word="fals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19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ab3c01" officeooo:paragraph-rsid="01c68e42" style:font-size-asian="11pt" style:font-style-asian="normal" style:font-size-complex="11pt" style:font-style-complex="normal"/>
    </style:style>
    <style:style style:name="P20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 All SC" fo:font-size="11pt" fo:language="en" fo:country="US" fo:font-style="normal" officeooo:rsid="02423c44" officeooo:paragraph-rsid="02423c44" style:font-size-asian="11pt" style:font-style-asian="normal" style:font-size-complex="11pt" style:font-style-complex="normal"/>
    </style:style>
    <style:style style:name="P21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22" style:family="paragraph" style:parent-style-name="Standard">
      <style:paragraph-properties fo:text-align="center" style:justify-single-word="false" fo:break-before="pag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23" style:family="paragraph" style:parent-style-name="Footnote">
      <style:text-properties officeooo:rsid="04ba495b" officeooo:paragraph-rsid="04ba495b"/>
    </style:style>
    <style:style style:name="P24" style:family="paragraph" style:parent-style-name="Standard">
      <style:paragraph-properties fo:margin-left="0.7cm" fo:margin-right="0cm" fo:line-height="120%" fo:text-align="start" style:justify-single-word="false" fo:text-indent="-0.7cm" style:auto-text-indent="false" fo:break-before="pag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61d6d" officeooo:paragraph-rsid="02361d6d" style:font-size-asian="11pt" style:font-style-asian="italic" style:font-size-complex="11pt" style:font-style-complex="italic"/>
    </style:style>
    <style:style style:name="P2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23d79ed" style:font-size-asian="11pt" style:font-style-asian="italic" style:font-size-complex="11pt" style:font-style-complex="italic"/>
    </style:style>
    <style:style style:name="P2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24700b6" style:font-size-asian="11pt" style:font-style-asian="italic" style:font-size-complex="11pt" style:font-style-complex="italic"/>
    </style:style>
    <style:style style:name="P2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47d515" officeooo:paragraph-rsid="0247d515" style:font-size-asian="11pt" style:font-style-asian="italic" style:font-size-complex="11pt" style:font-style-complex="italic"/>
    </style:style>
    <style:style style:name="P2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48e606" officeooo:paragraph-rsid="02514054" style:font-size-asian="11pt" style:font-style-asian="italic" style:font-size-complex="11pt" style:font-style-complex="italic"/>
    </style:style>
    <style:style style:name="P2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48e606" officeooo:paragraph-rsid="0253b40f" style:font-size-asian="11pt" style:font-style-asian="italic" style:font-size-complex="11pt" style:font-style-complex="italic"/>
    </style:style>
    <style:style style:name="P30" style:family="paragraph" style:parent-style-name="Standard">
      <style:paragraph-properties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fba2" officeooo:paragraph-rsid="0257f6a3" style:font-size-asian="11pt" style:font-size-complex="11pt"/>
    </style:style>
    <style:style style:name="P3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54e806" officeooo:paragraph-rsid="02566ff5" style:font-size-asian="11pt" style:font-style-asian="italic" style:font-size-complex="11pt" style:font-style-complex="italic"/>
    </style:style>
    <style:style style:name="P3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587135" officeooo:paragraph-rsid="02587135" style:font-size-asian="11pt" style:font-style-asian="italic" style:font-size-complex="11pt" style:font-style-complex="italic"/>
    </style:style>
    <style:style style:name="P3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48e606" officeooo:paragraph-rsid="02587135" style:font-size-asian="11pt" style:font-style-asian="italic" style:font-size-complex="11pt" style:font-style-complex="italic"/>
    </style:style>
    <style:style style:name="P3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5ac7b9" officeooo:paragraph-rsid="025ac7b9" style:font-size-asian="11pt" style:font-style-asian="italic" style:font-size-complex="11pt" style:font-style-complex="italic"/>
    </style:style>
    <style:style style:name="P3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5ac7b9" officeooo:paragraph-rsid="02628e6a" style:font-size-asian="11pt" style:font-style-asian="italic" style:font-size-complex="11pt" style:font-style-complex="italic"/>
    </style:style>
    <style:style style:name="P3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587135" officeooo:paragraph-rsid="02587135" style:font-size-asian="11pt" style:font-style-asian="normal" style:font-size-complex="11pt" style:font-style-complex="normal"/>
    </style:style>
    <style:style style:name="P37" style:family="paragraph" style:parent-style-name="Standard">
      <style:paragraph-properties fo:margin-left="0.7cm" fo:margin-right="0cm" fo:line-height="120%" fo:text-align="center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5c740c" officeooo:paragraph-rsid="025c740c" style:font-size-asian="11pt" style:font-style-asian="normal" style:font-size-complex="11pt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1cc9768" style:font-style-asian="italic" style:font-style-complex="italic"/>
    </style:style>
    <style:style style:name="T3" style:family="text">
      <style:text-properties fo:font-style="italic" officeooo:rsid="023c6ef8" style:font-style-asian="italic" style:font-style-complex="italic"/>
    </style:style>
    <style:style style:name="T4" style:family="text">
      <style:text-properties officeooo:rsid="000120e5"/>
    </style:style>
    <style:style style:name="T5" style:family="text">
      <style:text-properties officeooo:rsid="00019284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471ec6f" style:font-style-asian="normal" style:font-style-complex="normal"/>
    </style:style>
    <style:style style:name="T8" style:family="text">
      <style:text-properties fo:font-style="normal" officeooo:rsid="03577813" style:font-style-asian="normal" style:font-style-complex="normal"/>
    </style:style>
    <style:style style:name="T9" style:family="text">
      <style:text-properties fo:font-style="normal" officeooo:rsid="04b865de" style:font-style-asian="normal" style:font-style-complex="normal"/>
    </style:style>
    <style:style style:name="T10" style:family="text">
      <style:text-properties fo:font-style="normal" officeooo:rsid="046d66e3" style:font-style-asian="normal" style:font-style-complex="normal"/>
    </style:style>
    <style:style style:name="T11" style:family="text">
      <style:text-properties fo:font-style="normal" officeooo:rsid="01cc9768" style:font-style-asian="normal" style:font-style-complex="normal"/>
    </style:style>
    <style:style style:name="T12" style:family="text">
      <style:text-properties fo:font-style="normal" officeooo:rsid="01d71c81" style:font-style-asian="normal" style:font-style-complex="normal"/>
    </style:style>
    <style:style style:name="T13" style:family="text">
      <style:text-properties fo:font-style="normal" officeooo:rsid="022e9044" style:font-style-asian="normal" style:font-style-complex="normal"/>
    </style:style>
    <style:style style:name="T14" style:family="text">
      <style:text-properties fo:font-style="normal" officeooo:rsid="023c6ef8" style:font-style-asian="normal" style:font-style-complex="normal"/>
    </style:style>
    <style:style style:name="T15" style:family="text">
      <style:text-properties fo:font-style="normal" officeooo:rsid="023d86f1" style:font-style-asian="normal" style:font-style-complex="normal"/>
    </style:style>
    <style:style style:name="T16" style:family="text">
      <style:text-properties fo:font-style="normal" officeooo:rsid="02401e75" style:font-style-asian="normal" style:font-style-complex="normal"/>
    </style:style>
    <style:style style:name="T17" style:family="text">
      <style:text-properties fo:font-style="normal" officeooo:rsid="024586dc" style:font-style-asian="normal" style:font-style-complex="normal"/>
    </style:style>
    <style:style style:name="T18" style:family="text">
      <style:text-properties fo:font-style="normal" officeooo:rsid="0245bf04" style:font-style-asian="normal" style:font-style-complex="normal"/>
    </style:style>
    <style:style style:name="T19" style:family="text">
      <style:text-properties fo:font-style="normal" officeooo:rsid="02466572" style:font-style-asian="normal" style:font-style-complex="normal"/>
    </style:style>
    <style:style style:name="T20" style:family="text">
      <style:text-properties fo:font-style="normal" officeooo:rsid="024700b6" style:font-style-asian="normal" style:font-style-complex="normal"/>
    </style:style>
    <style:style style:name="T21" style:family="text">
      <style:text-properties fo:font-style="normal" officeooo:rsid="02477ab3" style:font-style-asian="normal" style:font-style-complex="normal"/>
    </style:style>
    <style:style style:name="T22" style:family="text">
      <style:text-properties fo:font-style="normal" officeooo:rsid="024a2d97" style:font-style-asian="normal" style:font-style-complex="normal"/>
    </style:style>
    <style:style style:name="T23" style:family="text">
      <style:text-properties fo:font-style="normal" officeooo:rsid="024d1a04" style:font-style-asian="normal" style:font-style-complex="normal"/>
    </style:style>
    <style:style style:name="T24" style:family="text">
      <style:text-properties fo:font-style="normal" officeooo:rsid="024d6712" style:font-style-asian="normal" style:font-style-complex="normal"/>
    </style:style>
    <style:style style:name="T25" style:family="text">
      <style:text-properties fo:font-style="normal" officeooo:rsid="024dd5a4" style:font-style-asian="normal" style:font-style-complex="normal"/>
    </style:style>
    <style:style style:name="T26" style:family="text">
      <style:text-properties fo:font-style="normal" officeooo:rsid="02514054" style:font-style-asian="normal" style:font-style-complex="normal"/>
    </style:style>
    <style:style style:name="T27" style:family="text">
      <style:text-properties fo:font-style="normal" officeooo:rsid="0252e546" style:font-style-asian="normal" style:font-style-complex="normal"/>
    </style:style>
    <style:style style:name="T28" style:family="text">
      <style:text-properties fo:font-style="normal" officeooo:rsid="0253b40f" style:font-style-asian="normal" style:font-style-complex="normal"/>
    </style:style>
    <style:style style:name="T29" style:family="text">
      <style:text-properties fo:font-style="normal" officeooo:rsid="0253e74e" style:font-style-asian="normal" style:font-style-complex="normal"/>
    </style:style>
    <style:style style:name="T30" style:family="text">
      <style:text-properties fo:font-style="normal" officeooo:rsid="02548fc3" style:font-style-asian="normal" style:font-style-complex="normal"/>
    </style:style>
    <style:style style:name="T31" style:family="text">
      <style:text-properties fo:font-style="normal" officeooo:rsid="02555a3c" style:font-style-asian="normal" style:font-style-complex="normal"/>
    </style:style>
    <style:style style:name="T32" style:family="text">
      <style:text-properties fo:font-style="normal" officeooo:rsid="02566ff5" style:font-style-asian="normal" style:font-style-complex="normal"/>
    </style:style>
    <style:style style:name="T33" style:family="text">
      <style:text-properties fo:font-style="normal" officeooo:rsid="0257f6a3" style:font-style-asian="normal" style:font-style-complex="normal"/>
    </style:style>
    <style:style style:name="T34" style:family="text">
      <style:text-properties fo:font-style="normal" officeooo:rsid="025cfe32" style:font-style-asian="normal" style:font-style-complex="normal"/>
    </style:style>
    <style:style style:name="T35" style:family="text">
      <style:text-properties fo:font-style="normal" officeooo:rsid="025eb8fe" style:font-style-asian="normal" style:font-style-complex="normal"/>
    </style:style>
    <style:style style:name="T36" style:family="text">
      <style:text-properties fo:font-style="normal" officeooo:rsid="025ed6cf" style:font-style-asian="normal" style:font-style-complex="normal"/>
    </style:style>
    <style:style style:name="T37" style:family="text">
      <style:text-properties fo:font-style="normal" officeooo:rsid="025f2152" style:font-style-asian="normal" style:font-style-complex="normal"/>
    </style:style>
    <style:style style:name="T38" style:family="text">
      <style:text-properties fo:font-style="normal" officeooo:rsid="025f64cc" style:font-style-asian="normal" style:font-style-complex="normal"/>
    </style:style>
    <style:style style:name="T39" style:family="text">
      <style:text-properties fo:font-style="normal" officeooo:rsid="0260d016" style:font-style-asian="normal" style:font-style-complex="normal"/>
    </style:style>
    <style:style style:name="T40" style:family="text">
      <style:text-properties fo:font-style="normal" officeooo:rsid="02628e6a" style:font-style-asian="normal" style:font-style-complex="normal"/>
    </style:style>
    <style:style style:name="T41" style:family="text">
      <style:text-properties officeooo:rsid="000a14f6"/>
    </style:style>
    <style:style style:name="T42" style:family="text">
      <style:text-properties officeooo:rsid="005714b7"/>
    </style:style>
    <style:style style:name="T43" style:family="text">
      <style:text-properties officeooo:rsid="00880dbe"/>
    </style:style>
    <style:style style:name="T44" style:family="text">
      <style:text-properties officeooo:rsid="007c6d62"/>
    </style:style>
    <style:style style:name="T45" style:family="text">
      <style:text-properties officeooo:rsid="01c4f176"/>
    </style:style>
    <style:style style:name="T46" style:family="text">
      <style:text-properties officeooo:rsid="03b4652d"/>
    </style:style>
    <style:style style:name="T47" style:family="text">
      <style:text-properties officeooo:rsid="04b50477"/>
    </style:style>
    <style:style style:name="T48" style:family="text">
      <style:text-properties officeooo:rsid="0473a949"/>
    </style:style>
    <style:style style:name="T49" style:family="text">
      <style:text-properties officeooo:rsid="0387836c"/>
    </style:style>
    <style:style style:name="T50" style:family="text">
      <style:text-properties officeooo:rsid="0003a8b9"/>
    </style:style>
    <style:style style:name="T51" style:family="text">
      <style:text-properties officeooo:rsid="01dff054"/>
    </style:style>
    <style:style style:name="T52" style:family="text">
      <style:text-properties officeooo:rsid="023c6ef8"/>
    </style:style>
    <style:style style:name="T53" style:family="text">
      <style:text-properties officeooo:rsid="023d2c84"/>
    </style:style>
    <style:style style:name="T54" style:family="text">
      <style:text-properties officeooo:rsid="023d86f1"/>
    </style:style>
    <style:style style:name="T55" style:family="text">
      <style:text-properties officeooo:rsid="023e4245"/>
    </style:style>
    <style:style style:name="T56" style:family="text">
      <style:text-properties style:font-name="EB Garamond 12 All SC"/>
    </style:style>
    <style:style style:name="T57" style:family="text">
      <style:text-properties style:font-name="EB Garamond 12 All SC" officeooo:rsid="055cbe0b"/>
    </style:style>
    <style:style style:name="T58" style:family="text">
      <style:text-properties officeooo:rsid="024586dc"/>
    </style:style>
    <style:style style:name="T59" style:family="text">
      <style:text-properties officeooo:rsid="02401e75"/>
    </style:style>
    <style:style style:name="T60" style:family="text">
      <style:text-properties officeooo:rsid="0245bf04"/>
    </style:style>
    <style:style style:name="T61" style:family="text">
      <style:text-properties officeooo:rsid="02466572"/>
    </style:style>
    <style:style style:name="T62" style:family="text">
      <style:text-properties officeooo:rsid="024700b6"/>
    </style:style>
    <style:style style:name="T63" style:family="text">
      <style:text-properties officeooo:rsid="024a2d97"/>
    </style:style>
    <style:style style:name="T64" style:family="text">
      <style:text-properties officeooo:rsid="024d1a04"/>
    </style:style>
    <style:style style:name="T65" style:family="text">
      <style:text-properties officeooo:rsid="024d6712"/>
    </style:style>
    <style:style style:name="T66" style:family="text">
      <style:text-properties officeooo:rsid="024dd5a4"/>
    </style:style>
    <style:style style:name="T67" style:family="text">
      <style:text-properties officeooo:rsid="02514054"/>
    </style:style>
    <style:style style:name="T68" style:family="text">
      <style:text-properties officeooo:rsid="0252e546"/>
    </style:style>
    <style:style style:name="T69" style:family="text">
      <style:text-properties officeooo:rsid="0253b40f"/>
    </style:style>
    <style:style style:name="T70" style:family="text">
      <style:text-properties officeooo:rsid="02587135"/>
    </style:style>
    <style:style style:name="T71" style:family="text">
      <style:text-properties officeooo:rsid="02566ff5"/>
    </style:style>
    <style:style style:name="T72" style:family="text">
      <style:text-properties officeooo:rsid="025ac7b9"/>
    </style:style>
    <style:style style:name="T73" style:family="text">
      <style:text-properties officeooo:rsid="025eb8fe"/>
    </style:style>
    <style:style style:name="T74" style:family="text">
      <style:text-properties officeooo:rsid="025ed6cf"/>
    </style:style>
    <style:style style:name="T75" style:family="text">
      <style:text-properties officeooo:rsid="025f2152"/>
    </style:style>
    <style:style style:name="T76" style:family="text">
      <style:text-properties officeooo:rsid="0260d016"/>
    </style:style>
    <style:style style:name="T77" style:family="text">
      <style:text-properties officeooo:rsid="02628e6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6"><text:s text:c="4"/>Wolfgang <text:span text:style-name="T45">Esser-</text:span>Skala, 201<text:span text:style-name="T45">9</text:span></text:p>
      <text:p text:style-name="P16"/>
      <text:p text:style-name="P16"/>
      <text:p text:style-name="P9">© 201<text:span text:style-name="T45">9</text:span> by Wolfgang <text:span text:style-name="T45">Esser-</text:span>Skala. This edition is licensed under the Creative Commons Attribution<text:span text:style-name="T43">-NonCommercial-ShareAlike</text:span> 4.0 International License. To view a copy of this license, visit http://creativecommons.org/licenses/by<text:span text:style-name="T44">-nc-sa</text:span>/4.0/. </text:p>
      <text:p text:style-name="P8"/>
      <text:p text:style-name="P10">Music engraving by LilyPond 2.18.0 (http://www.lilypond.org).<text:span text:style-name="T42"><text:line-break/>Front matter</text:span> typeset with EB Garamond (http://www.georgduffner.at/ebgaramond).</text:p>
      <text:p text:style-name="P16"/>
      <text:p text:style-name="P7">First <text:span text:style-name="T45">version</text:span>, <text:span text:style-name="T53">December</text:span> 201<text:span text:style-name="T45">9</text:span></text:p>
      <text:p text:style-name="P21"/>
      <text:p text:style-name="P17">P R E F A C E <text:s text:c="2"/><text:span text:style-name="T1">&amp;</text:span> <text:s text:c="2"/>C R I T I C A L <text:s text:c="2"/>R E P O R T </text:p>
      <text:p text:style-name="P17"/>
      <text:p text:style-name="P1"/>
      <text:p text:style-name="P4">This edition <text:span text:style-name="T4">of the </text:span><text:span text:style-name="T3">Die Leiden Jesu</text:span><text:span text:style-name="T4"> </text:span>bases upon <text:span text:style-name="T47">a copy in the Königliche Bibliothek zu Berlin, which has been digitized by the Staatsbibliothek zu Berlin – Preußischer Kulturbesitz. The digital version of the manuscript is available at</text:span></text:p>
      <text:p text:style-name="P5"><text:tab/><text:span text:style-name="T52">https://digital.staatsbibliothek-berlin.de/werkansicht/?PPN=PPN72904369X<text:line-break/><text:tab/></text:span>(siglum<text:span text:style-name="T48"> </text:span>Mus.<text:span text:style-name="T52">ms. 18711/1</text:span>)</text:p>
      <text:p text:style-name="P3"/>
      <text:p text:style-name="P2">In general, this edition closely follows the <text:span text:style-name="T49">manuscript</text:span>. Any changes <text:span text:style-name="T41">that were introduced </text:span>by the editor are indicated by italic type (dynamics and <text:span text:style-name="T5">directions</text:span>), parentheses<text:span text:style-name="T5"> (expressive marks)</text:span> or dashes (slurs and ties)<text:span text:style-name="T5">. Accidentals are used according to modern conventions. Asterisks denote changes that are clarified in the detailed remarks below.</text:span></text:p>
      <text:p text:style-name="P19"/>
      <text:p text:style-name="P2"/>
      <text:p text:style-name="P30"><text:span text:style-name="T2">Mov.<text:tab/></text:span><text:span text:style-name="T1">Bar<text:tab/>Staff<text:tab/>Note</text:span><text:span text:style-name="T8"><text:tab/></text:span><text:span text:style-name="T13"><text:line-break/></text:span><text:span text:style-name="T21">1.3</text:span><text:span text:style-name="T11"><text:tab/></text:span><text:span text:style-name="T21">–</text:span><text:span text:style-name="T11"><text:tab/></text:span><text:span text:style-name="T21">org</text:span><text:span text:style-name="T9"><text:note text:id="ftn1" text:note-class="footnote"><text:note-citation>1</text:note-citation><text:note-body><text:p text:style-name="P23">Abbreviations: Ms, manuscript;<text:span text:style-name="T52"> </text:span>org, organ; <text:span text:style-name="T51">r, rest; </text:span>vl, violin<text:span text:style-name="T51">; vla, viola</text:span>.</text:p></text:note-body></text:note></text:span><text:span text:style-name="T11"><text:tab/></text:span><text:span text:style-name="T21">bass figures missing in Ms</text:span><text:span text:style-name="T31"><text:line-break/>1.5<text:tab/>–<text:tab/>org<text:tab/></text:span><text:span text:style-name="T21">bass figures missing in Ms</text:span><text:span text:style-name="T33"><text:line-break/></text:span><text:span text:style-name="T31">1.</text:span><text:span text:style-name="T33">7</text:span><text:span text:style-name="T31"><text:tab/>–<text:tab/>org<text:tab/></text:span><text:span text:style-name="T21">bass figures missing in Ms</text:span><text:span text:style-name="T11"><text:line-break/></text:span><text:span text:style-name="T13"><text:line-break/></text:span><text:span text:style-name="T12"><text:line-break/></text:span><text:span text:style-name="T10"><text:line-break/><text:line-break/><text:line-break/></text:span><text:span text:style-name="T50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rolle-die-leiden-jesu-WacR-III-8). Your help will be greatly appreciated.</text:span></text:p>
      <text:p text:style-name="P6"/>
      <text:p text:style-name="P6"/>
      <text:p text:style-name="P6"><text:span text:style-name="T6">Salzburg, </text:span><text:span text:style-name="T14">December</text:span><text:span text:style-name="T6"> 201</text:span><text:span text:style-name="T7">9</text:span><text:line-break/>Wolfgang <text:span text:style-name="T46">Esser-</text:span>Skala</text:p>
      <text:p text:style-name="P22"><text:line-break/>C O N T E N T S</text:p>
      <text:p text:style-name="P18"/>
      <text:p text:style-name="P14">Der Dichter dieſes Drama’s hat ſehr weislich die Morgenſtunde gewählt,<text:line-break/>wo Jeruſalems Einwohner im Tumult ſich dem Schauplatze nähern,<text:line-break/>wo der damalige Richter, Pontius Pilatus den ihm überantworteten Jeſum richten ſollte.<text:line-break/>Einen ſo eben zum Oſterfeſte wandernden Fremdlich fällt dieſes Hinzuſtrömen des Volkes auf,<text:line-break/>und wendet ſich fragend an jemand, welches aber gerade einer von denen war,<text:line-break/>an welche Jeſus Wunder gethan hatte, und hiermit fängt ſich das Drama an.</text:p>
      <text:p text:style-name="P14"/>
      <text:p text:style-name="P14"/>
      <text:p text:style-name="P14"/>
      <text:p text:style-name="P20">p e r s o n e n <text:s text:c="2"/>d e s <text:s text:c="2"/>s t ü c k s <text:s text:c="2"/>s i n d :</text:p>
      <text:p text:style-name="P14"/>
      <text:p text:style-name="P15">Der Fremdling.<text:line-break/>Der Blindgebohrne.<text:line-break/>Judas.<text:line-break/>Petrus.<text:line-break/>Pilatus.<text:line-break/>Kaiphas.<text:line-break/>Joſeph von Arimathia.<text:line-break/>Nikodemus.<text:line-break/>Johannes der Liebling Jeſu.<text:line-break/>Maria die Mutter Jeſu.<text:line-break/>Maria Magdalena.<text:line-break/>Ein Prieſter.<text:line-break/>Der Hauptmann von der römiſchen Schaarwache.<text:line-break/>Volk, Prieſter, Freunde und Freundinnen Jeſu.<text:line-break/></text:p>
      <text:p text:style-name="P15"/>
      <text:p text:style-name="P15"/>
      <text:p text:style-name="P13"><text:span text:style-name="T57">e</text:span><text:span text:style-name="T56"> r s t e r <text:s text:c="2"/>T H e i l</text:span></text:p>
      <text:p text:style-name="P11"/>
      <text:p text:style-name="P12">Act: 1<text:span text:style-name="T72">.</text:span></text:p>
      <text:p text:style-name="P11"/>
      <text:p text:style-name="P25">1<text:span text:style-name="T55">.1</text:span><text:tab/>Choral: Der Du voll Blut und Wunden<text:tab/>1<text:line-break/><text:line-break/><text:span text:style-name="T54">Chor<text:tab/></text:span><text:span text:style-name="T6">Der Du voll Blut und Wunden</text:span><text:span text:style-name="T15"><text:line-break/><text:tab/></text:span><text:span text:style-name="T6">für uns am Kreuze ſtarbſt</text:span><text:span text:style-name="T15"><text:line-break/><text:tab/></text:span><text:span text:style-name="T16">u</text:span><text:span text:style-name="T6">nd unſern letzten Stunden</text:span><text:span text:style-name="T15"><text:line-break/><text:tab/></text:span><text:span text:style-name="T16">d</text:span><text:span text:style-name="T6">en größten Troſt erwarbſt</text:span><text:span text:style-name="T16">,</text:span><text:span text:style-name="T15"><text:line-break/><text:tab/></text:span><text:span text:style-name="T16">d</text:span><text:span text:style-name="T6">er </text:span><text:span text:style-name="T16">D</text:span><text:span text:style-name="T6">u </text:span><text:span text:style-name="T16">D</text:span><text:span text:style-name="T6">ein theures Leben,</text:span><text:span text:style-name="T15"><text:line-break/><text:tab/></text:span><text:span text:style-name="T16">n</text:span><text:span text:style-name="T6">och eh ich war, auch mir</text:span><text:span text:style-name="T15"><text:line-break/><text:tab/></text:span><text:span text:style-name="T16">z</text:span><text:span text:style-name="T6">ur Rettung hingegeben,</text:span><text:span text:style-name="T15"><text:line-break/><text:tab/></text:span><text:span text:style-name="T16">m</text:span><text:span text:style-name="T6">ein Heil</text:span><text:span text:style-name="T16">,</text:span><text:span text:style-name="T6"> wie dank ich Dir</text:span><text:span text:style-name="T16">.</text:span></text:p>
      <text:p text:style-name="P25"/>
      <text:p text:style-name="P25"/>
      <text:p text:style-name="P26"><text:span text:style-name="T59">1.2<text:tab/>Recitativ: Wohin eilt ganz Juda ſo früh?<text:tab/>1</text:span><text:span text:style-name="T17"><text:line-break/><text:line-break/></text:span><text:span text:style-name="T58">Fremdling</text:span><text:span text:style-name="T17"><text:tab/>Wohin eilt ganz Juda ſo früh?</text:span><text:span text:style-name="T18"><text:line-break/><text:tab/>Wohin ſtrömt die Menge des Volks?<text:line-break/><text:line-break/><text:line-break/></text:span><text:soft-page-break/><text:span text:style-name="T60">Blind-</text:span><text:span text:style-name="T18"><text:tab/>Weißeſt du nicht die Geſchichte dieſer Nacht?<text:line-break/></text:span><text:span text:style-name="T60">gebohrner</text:span><text:span text:style-name="T18"><text:tab/>Kennſt du nicht Jeſum den Propheten Gottes?<text:line-break/><text:tab/>Ach! den Frommen! den Gerechten haben unſre Oberſten ergriffen,<text:line-break/><text:tab/>und Pilatus übergeben.</text:span><text:span text:style-name="T19"><text:line-break/><text:line-break/></text:span><text:span text:style-name="T61">Fremdling</text:span><text:span text:style-name="T19"><text:tab/>Mir hat auch der Ruf die Weisheit<text:line-break/><text:tab/>und die Wunder Jeſu nicht verſchwiegen,<text:line-break/><text:tab/>ob ich gleich vom fernen Euphrat komme.<text:line-break/><text:tab/>Doch was that er, der Prophet?</text:span><text:span text:style-name="T20"><text:line-break/><text:line-break/></text:span><text:span text:style-name="T62">Blindgeb.</text:span><text:span text:style-name="T20"><text:tab/>Was er that?<text:line-break/><text:tab/>den Kranken gab er Geſundheit,<text:line-break/><text:tab/>gab den Lahmen Füße,<text:line-break/><text:tab/>Augen den Blinden.</text:span></text:p>
      <text:p text:style-name="P26"/>
      <text:p text:style-name="P26"/>
      <text:p text:style-name="P27"><text:span text:style-name="T62">1</text:span>.3<text:span text:style-name="T70"><text:tab/></text:span>Aria: Gram lag auf mir und Finſterniß.<text:tab/>1<text:span text:style-name="T6"><text:line-break/><text:line-break/></text:span>Blindgeb.<text:span text:style-name="T6"><text:tab/>Gram lag auf mir und Finſterniß.<text:line-break/><text:tab/>Er ſchuf mir Sonn und Freuden,<text:line-break/><text:tab/>und ſein allmächtig Wort entriß mich<text:line-break/><text:tab/>ſchnell der Blindheit Leiden.<text:line-break/><text:tab/>Er, dem mein Auge Dank geweint,<text:line-break/><text:tab/>iſt ſchuldlos und ein Menſchenfreund.</text:span></text:p>
      <text:p text:style-name="P27"/>
      <text:p text:style-name="P27"/>
      <text:p text:style-name="P28">1.4<text:span text:style-name="T70"><text:tab/></text:span>Recitativ: Und darum verklagten ihn<text:span text:style-name="T64"> die Väter</text:span>?<text:tab/>1<text:span text:style-name="T22"><text:line-break/><text:line-break/></text:span><text:span text:style-name="T63">Fremdling</text:span><text:span text:style-name="T22"><text:tab/></text:span><text:span text:style-name="T6">Und darum verklagten ihn</text:span><text:span text:style-name="T23"> die Väter</text:span><text:span text:style-name="T6">?</text:span><text:span text:style-name="T24"><text:line-break/><text:line-break/></text:span><text:span text:style-name="T65">Blindgeb.</text:span><text:span text:style-name="T24"><text:tab/>Seine Wunder haben ſie beleidigt,<text:line-break/><text:tab/>alles Volk folgt dem Propheten,<text:line-break/><text:tab/>holet im Triumph ihn ein,<text:line-break/><text:tab/>ſinget laut ihm Hoſianna,<text:line-break/><text:tab/>ſiehe, das entflammt den Neid,<text:line-break/><text:tab/>der die Rache wecket,<text:line-break/><text:tab/>daß er ihre übertünchten Laſter,<text:line-break/><text:tab/>ihre ſeine Heucheley<text:line-break/><text:tab/>oft vor tauſend Zeugen rügte.<text:line-break/><text:tab/>Ihrer Wuth gelangs in dieſer Nacht<text:line-break/><text:tab/>ihn zu greifen, und zu feßeln.<text:line-break/><text:tab/>Mit dem erſten Sonnenlichte<text:line-break/><text:tab/>eilten ſie hin zu Pilatus,<text:line-break/><text:tab/>klagten ihn des Aufruhrs an.<text:line-break/><text:tab/>Jetzt iſt er im Richthaus mit Pilatus.</text:span><text:span text:style-name="T25"><text:line-break/><text:line-break/></text:span><text:span text:style-name="T66">Fremdling</text:span><text:span text:style-name="T25"><text:tab/>Aber hat er Todten auferwecket<text:line-break/><text:tab/>und das Auge dir geschaffen –<text:line-break/><text:tab/>ſprich, wie kann er leiden?<text:line-break/><text:line-break/></text:span><text:span text:style-name="T66">Blindgeb.</text:span><text:span text:style-name="T25"><text:tab/>Mir ſchuf er das Auge:<text:line-break/><text:tab/>aber dieſe Leiden ſind mir dunkel, Freund, wie dir.<text:line-break/><text:tab/>Dort kömmt ſeiner Jünger einer.<text:line-break/><text:tab/>Finſter iſt ſein Angeſicht.<text:line-break/><text:tab/>Iſt das Judas? Ja er iſts?<text:line-break/></text:span><text:soft-page-break/><text:span text:style-name="T25"><text:tab/>Juda! Gieb uns Unterricht,<text:line-break/><text:tab/>warum leidet der Prophet?</text:span><text:span text:style-name="T26"><text:line-break/><text:line-break/></text:span><text:span text:style-name="T67">Judas</text:span><text:span text:style-name="T26"><text:tab/>Ha! Er leidet– weil ich ihn verrieth.</text:span></text:p>
      <text:p text:style-name="P28"/>
      <text:p text:style-name="P28"/>
      <text:p text:style-name="P33"><text:span text:style-name="T67">1.5<text:tab/>Aria: Wer faßt die Zahl<text:tab/>1</text:span><text:span text:style-name="T27"><text:line-break/><text:line-break/></text:span><text:span text:style-name="T68">Judas</text:span><text:span text:style-name="T28"><text:tab/>Wer faßt die Zahl na</text:span><text:span text:style-name="T29">h</text:span><text:span text:style-name="T28">mnloſer Quaal,<text:line-break/><text:tab/>die auf mein Haupt ſich häuft.<text:line-break/><text:tab/>Entflieh, Verbrecher, entflieh dem Rächer,<text:line-break/><text:tab/>des Schrecken dich ergreift.<text:line-break/><text:tab/>Entflieh der Todten Geiſt, er folget dir</text:span><text:span text:style-name="T30">,</text:span><text:span text:style-name="T28"><text:line-break/><text:tab/></text:span><text:span text:style-name="T30">ſ</text:span><text:span text:style-name="T28">tirb! Todt und Vernichtung mir.</text:span></text:p>
      <text:p text:style-name="P29"/>
      <text:p text:style-name="P29"/>
      <text:p text:style-name="P31"><text:span text:style-name="T69">1</text:span>.6<text:span text:style-name="T70"><text:tab/></text:span>Recitativ:<text:span text:style-name="T70"> </text:span>Faßt dich Entſetzen?<text:tab/>1<text:span text:style-name="T6"><text:line-break/><text:line-break/></text:span>Fremdling<text:span text:style-name="T6"><text:tab/>Faßt dich Entſetzen?<text:line-break/><text:line-break/></text:span>Blindgeb.<text:span text:style-name="T6"><text:tab/>Ich verſtumme! doch iſt</text:span><text:span text:style-name="T32"> er ein lauter Zeuge,<text:line-break/><text:tab/>daß die Leiden des Propheten unverſchuldet ſind.<text:line-break/><text:tab/>Dort reißt ſich aus dem Gedränge<text:line-break/><text:tab/>noch ein andrer ſeiner Jünger wehmuthsvoll hervor:<text:line-break/><text:tab/>Petrus iſts! Er war bey Jeſu, als er mir die Sonne ſchuf.<text:line-break/><text:tab/>Nieder ſinkt ſein Blick; in ſich gekehrt eilt er vorüber. –<text:line-break/><text:tab/>Petrus, Petrus höre mich!</text:span></text:p>
      <text:p text:style-name="P31"/>
      <text:p text:style-name="P31"/>
      <text:p text:style-name="P32"><text:span text:style-name="T71">1</text:span>.7<text:tab/>Aria: Laß mich dieſen bangen Stunden<text:tab/>1<text:span text:style-name="T6"><text:line-break/><text:line-break/></text:span>Petrus<text:span text:style-name="T6"><text:tab/>Laß mich dieſen bangen Stunden,<text:line-break/><text:tab/>laß mich meiner Seele Wunden,<text:line-break/><text:tab/>meiner Angſt laß mich entfliehn.<text:line-break/><text:tab/>Laß mein Leben mich verweinen,<text:line-break/><text:tab/>ich bin nicht mehr von den Seinen,<text:line-break/><text:tab/>ach, verläugnet hab ich ihn.</text:span></text:p>
      <text:p text:style-name="P36"/>
      <text:p text:style-name="P36"/>
      <text:p text:style-name="P37">❦</text:p>
      <text:p text:style-name="P34"/>
      <text:p text:style-name="P34"/>
      <text:p text:style-name="P34"><text:span text:style-name="T6">Act: 2.</text:span></text:p>
      <text:p text:style-name="P34"/>
      <text:p text:style-name="P35">2.1<text:tab/>Recitativ: Hilf du ihm! Gott Abrahams!<text:tab/>1<text:span text:style-name="T6"><text:line-break/><text:line-break/></text:span>Blindgeb.<text:span text:style-name="T6"><text:tab/>Hilf du ihm! Gott Abrahams!<text:line-break/><text:tab/>Ach, er iſt von allen,<text:line-break/><text:tab/>auch von Freunden, die er liebte,<text:line-break/><text:tab/>die ſein Leben, ſeine Wunde</text:span><text:span text:style-name="T34">r</text:span><text:span text:style-name="T6"> ſahen,<text:line-break/><text:tab/>die ſein Mund gelehrt, verlaßen!</text:span><text:span text:style-name="T35"><text:line-break/><text:line-break/></text:span><text:span text:style-name="T73">Fremdling</text:span><text:span text:style-name="T35"><text:tab/>Alles Volk iſt in Bewegung.</text:span><text:span text:style-name="T36"><text:line-break/><text:line-break/><text:line-break/></text:span><text:soft-page-break/><text:span text:style-name="T74">Blindgeb.</text:span><text:span text:style-name="T36"><text:tab/>Ja! Pilatus ſteigt mit Jeſu auf den Richtſtuhl.<text:line-break/><text:tab/>Welche Hoheit! welche Ruh im Antlitz Jeſu,<text:line-break/><text:tab/>vor ihm ſtehn ergrimmt die Väter.<text:line-break/><text:tab/>Welches Urtheil wird der Römer ſprechen!</text:span><text:span text:style-name="T37"><text:line-break/><text:line-break/></text:span><text:span text:style-name="T75">Pilatus</text:span><text:span text:style-name="T37"><text:tab/>Jhr brachtet dieſen Menſchen mir,<text:line-break/><text:tab/>und klagtet ihn des Aufruhrs an.<text:line-break/><text:tab/>Jch hab ihn ſcharf verhört,<text:line-break/><text:tab/>und finde der Sache nicht ihn ſchuldig.<text:line-break/><text:tab/>Jſraeliten höret mich.<text:line-break/><text:tab/>Zu meiner Linken ſtehet ein Mörder, Barrabas!<text:line-break/><text:tab/>zu meiner Rechten </text:span><text:span text:style-name="T38">euer</text:span><text:span text:style-name="T37"> Jeſus!<text:line-break/><text:tab/>Jhr wißt, ich geb an dieſem Feſte</text:span><text:span text:style-name="T38"><text:line-break/><text:tab/>e</text:span><text:span text:style-name="T37">uch der Gefangnen Einen loß.<text:line-break/><text:tab/>Welchen ſoll ich </text:span><text:span text:style-name="T38">euch </text:span><text:span text:style-name="T37">geben</text:span><text:span text:style-name="T38">?</text:span><text:span text:style-name="T39"><text:line-break/><text:line-break/></text:span><text:span text:style-name="T76">Kaiphas</text:span><text:span text:style-name="T39"><text:tab/>Jſraeliten!<text:line-break/><text:tab/>Dieſen Jeſum habt ihr Abraham läſtern gehört,<text:line-break/><text:tab/>Moſis Geſetz entweihen geſehn,<text:line-break/><text:tab/>habt gehört, daß er dem Tempel<text:line-break/><text:tab/>ſeinen Untergang verkündet:<text:line-break/><text:tab/>Rächet an ihm das Geſetz,<text:line-break/><text:tab/>und den Tempel Gottes.</text:span><text:span text:style-name="T40"><text:line-break/><text:line-break/></text:span><text:span text:style-name="T77">Pilatus</text:span><text:span text:style-name="T40"><text:tab/>Redet! wen ſoll ich euch geben?<text:line-break/><text:tab/>Jeſus oder Barrabas?</text:span></text:p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11-12T22:47:31.229769216</dc:date>
    <dc:creator>Wolfgang Skala</dc:creator>
    <meta:editing-duration>P6DT6H12M31S</meta:editing-duration>
    <meta:editing-cycles>560</meta:editing-cycles>
    <meta:generator>LibreOffice/4.2.8.2$Linux_X86_64 LibreOffice_project/420m0$Build-2</meta:generator>
    <meta:document-statistic meta:table-count="0" meta:image-count="1" meta:object-count="0" meta:page-count="7" meta:paragraph-count="27" meta:word-count="1051" meta:character-count="6643" meta:non-whitespace-character-count="5478"/>
  </office:meta>
</office:document-meta>
</file>